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0535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 articles</text:p>
          </table:table-cell>
          <table:table-cell office:value-type="string" calcext:value-type="string">
            <text:p>EIF2B2/EIF2B1</text:p>
          </table:table-cell>
          <table:table-cell office:value-type="string" calcext:value-type="string">
            <text:p>TAL1/NCAPG2</text:p>
          </table:table-cell>
          <table:table-cell office:value-type="string" calcext:value-type="string">
            <text:p>CRELD1/EEF1G</text:p>
          </table:table-cell>
          <table:table-cell office:value-type="string" calcext:value-type="string">
            <text:p>ERBB2/SUPT6H</text:p>
          </table:table-cell>
          <table:table-cell office:value-type="string" calcext:value-type="string">
            <text:p>NEDD4/GRIN2A</text:p>
          </table:table-cell>
          <table:table-cell office:value-type="string" calcext:value-type="string">
            <text:p>TRIP11/PSMC5</text:p>
          </table:table-cell>
          <table:table-cell office:value-type="string" calcext:value-type="string">
            <text:p>TSC22D4/PSMA1</text:p>
          </table:table-cell>
          <table:table-cell office:value-type="string" calcext:value-type="string">
            <text:p>PAXIP1/SPATA18</text:p>
          </table:table-cell>
          <table:table-cell office:value-type="string" calcext:value-type="string">
            <text:p>BDKRB2/GRK5</text:p>
          </table:table-cell>
          <table:table-cell office:value-type="string" calcext:value-type="string">
            <text:p>HSPH1/CSNK2A2</text:p>
          </table:table-cell>
          <table:table-cell office:value-type="string" calcext:value-type="string">
            <text:p>LENG1/PNMA1</text:p>
          </table:table-cell>
          <table:table-cell office:value-type="string" calcext:value-type="string">
            <text:p>MAPKAPK2/EEF2K</text:p>
          </table:table-cell>
          <table:table-cell office:value-type="string" calcext:value-type="string">
            <text:p>ATN1/FBLN2</text:p>
          </table:table-cell>
          <table:table-cell office:value-type="string" calcext:value-type="string">
            <text:p>SVIL/MKL2</text:p>
          </table:table-cell>
          <table:table-cell office:value-type="string" calcext:value-type="string">
            <text:p>ANXA2/TP53</text:p>
          </table:table-cell>
          <table:table-cell office:value-type="string" calcext:value-type="string">
            <text:p>TALDO1/TERF1</text:p>
          </table:table-cell>
          <table:table-cell office:value-type="string" calcext:value-type="string">
            <text:p>FAF1/IKBKB</text:p>
          </table:table-cell>
          <table:table-cell office:value-type="string" calcext:value-type="string">
            <text:p>ATXN1L/ALG13</text:p>
          </table:table-cell>
          <table:table-cell office:value-type="string" calcext:value-type="string">
            <text:p>VAMP3/IKBKG</text:p>
          </table:table-cell>
          <table:table-cell office:value-type="string" calcext:value-type="string">
            <text:p>CCND1/ESR1</text:p>
          </table:table-cell>
          <table:table-cell office:value-type="string" calcext:value-type="string">
            <text:p>CXCL6/CXCR1</text:p>
          </table:table-cell>
          <table:table-cell office:value-type="string" calcext:value-type="string">
            <text:p>CLU/SYVN1</text:p>
          </table:table-cell>
          <table:table-cell office:value-type="string" calcext:value-type="string">
            <text:p>CRYBB2/CRYBA1</text:p>
          </table:table-cell>
          <table:table-cell office:value-type="string" calcext:value-type="string">
            <text:p>NUAK1/LATS1</text:p>
          </table:table-cell>
          <table:table-cell office:value-type="string" calcext:value-type="string">
            <text:p>MPHOSPH6/EIF3G</text:p>
          </table:table-cell>
          <table:table-cell office:value-type="string" calcext:value-type="string">
            <text:p>EZH2/E2F6</text:p>
          </table:table-cell>
          <table:table-cell office:value-type="string" calcext:value-type="string">
            <text:p>PLEKHA5/SH3BP5L</text:p>
          </table:table-cell>
          <table:table-cell office:value-type="string" calcext:value-type="string">
            <text:p>EDAR/TRAF3</text:p>
          </table:table-cell>
          <table:table-cell office:value-type="string" calcext:value-type="string">
            <text:p>PIK3R3/AMBP</text:p>
          </table:table-cell>
          <table:table-cell office:value-type="string" calcext:value-type="string">
            <text:p>APP/YWHAG</text:p>
          </table:table-cell>
          <table:table-cell office:value-type="string" calcext:value-type="string">
            <text:p>TSHR/CANX</text:p>
          </table:table-cell>
          <table:table-cell office:value-type="string" calcext:value-type="string">
            <text:p>PAFAH1B1/MAP1B</text:p>
          </table:table-cell>
          <table:table-cell office:value-type="string" calcext:value-type="string">
            <text:p>RTDR1/AP2M1</text:p>
          </table:table-cell>
          <table:table-cell office:value-type="string" calcext:value-type="string">
            <text:p>HIST1H3A/TAF1B</text:p>
          </table:table-cell>
          <table:table-cell office:value-type="string" calcext:value-type="string">
            <text:p>RNF111/UBE2D1</text:p>
          </table:table-cell>
          <table:table-cell office:value-type="string" calcext:value-type="string">
            <text:p>IGF1R/PIK3R3</text:p>
          </table:table-cell>
          <table:table-cell office:value-type="string" calcext:value-type="string">
            <text:p>HIST3H3/JAK2</text:p>
          </table:table-cell>
          <table:table-cell office:value-type="string" calcext:value-type="string">
            <text:p>TRAF2/TBK1</text:p>
          </table:table-cell>
          <table:table-cell office:value-type="string" calcext:value-type="string">
            <text:p>ZRANB2/EP300</text:p>
          </table:table-cell>
          <table:table-cell office:value-type="string" calcext:value-type="string">
            <text:p>ABCC5/SERPINA3</text:p>
          </table:table-cell>
          <table:table-cell office:value-type="string" calcext:value-type="string">
            <text:p>TARDBP/XRN2</text:p>
          </table:table-cell>
          <table:table-cell office:value-type="string" calcext:value-type="string">
            <text:p>POLR1D/GRB2</text:p>
          </table:table-cell>
          <table:table-cell office:value-type="string" calcext:value-type="string">
            <text:p>TBC1D7/TSC2</text:p>
          </table:table-cell>
          <table:table-cell office:value-type="string" calcext:value-type="string">
            <text:p>RASSF7/SNAP29</text:p>
          </table:table-cell>
          <table:table-cell office:value-type="string" calcext:value-type="string">
            <text:p>DNAJB6/POLR1D</text:p>
          </table:table-cell>
          <table:table-cell office:value-type="string" calcext:value-type="string">
            <text:p>UXT/RCAN1</text:p>
          </table:table-cell>
          <table:table-cell office:value-type="string" calcext:value-type="string">
            <text:p>UBE2E1/FBXO2</text:p>
          </table:table-cell>
          <table:table-cell office:value-type="string" calcext:value-type="string">
            <text:p>PCMTD2/ATP13A2</text:p>
          </table:table-cell>
          <table:table-cell office:value-type="string" calcext:value-type="string">
            <text:p>RSRC1/SRPK2</text:p>
          </table:table-cell>
          <table:table-cell office:value-type="string" calcext:value-type="string">
            <text:p>RARA/PRAM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.0299143331" calcext:value-type="float">
            <text:p>45.0299143331</text:p>
          </table:table-cell>
          <table:table-cell office:value-type="float" office:value="71.4615703992" calcext:value-type="float">
            <text:p>71.4615703992</text:p>
          </table:table-cell>
          <table:table-cell office:value-type="float" office:value="51.1848277296" calcext:value-type="float">
            <text:p>51.1848277296</text:p>
          </table:table-cell>
          <table:table-cell office:value-type="float" office:value="58.7657268282" calcext:value-type="float">
            <text:p>58.7657268282</text:p>
          </table:table-cell>
          <table:table-cell office:value-type="float" office:value="52.2575290033" calcext:value-type="float">
            <text:p>52.2575290033</text:p>
          </table:table-cell>
          <table:table-cell office:value-type="float" office:value="76.8438362164" calcext:value-type="float">
            <text:p>76.8438362164</text:p>
          </table:table-cell>
          <table:table-cell office:value-type="float" office:value="43.6444910791" calcext:value-type="float">
            <text:p>43.6444910791</text:p>
          </table:table-cell>
          <table:table-cell office:value-type="float" office:value="47.6275009237" calcext:value-type="float">
            <text:p>47.6275009237</text:p>
          </table:table-cell>
          <table:table-cell office:value-type="float" office:value="57.6307238126" calcext:value-type="float">
            <text:p>57.6307238126</text:p>
          </table:table-cell>
          <table:table-cell office:value-type="float" office:value="78.6888922004" calcext:value-type="float">
            <text:p>78.6888922004</text:p>
          </table:table-cell>
          <table:table-cell office:value-type="float" office:value="59.1917373749" calcext:value-type="float">
            <text:p>59.1917373749</text:p>
          </table:table-cell>
          <table:table-cell office:value-type="float" office:value="57.826714233" calcext:value-type="float">
            <text:p>57.826714233</text:p>
          </table:table-cell>
          <table:table-cell office:value-type="float" office:value="58.4357692098" calcext:value-type="float">
            <text:p>58.4357692098</text:p>
          </table:table-cell>
          <table:table-cell office:value-type="float" office:value="66.1563989839" calcext:value-type="float">
            <text:p>66.1563989839</text:p>
          </table:table-cell>
          <table:table-cell office:value-type="float" office:value="44.7784882481" calcext:value-type="float">
            <text:p>44.7784882481</text:p>
          </table:table-cell>
          <table:table-cell office:value-type="float" office:value="59.1615320361" calcext:value-type="float">
            <text:p>59.1615320361</text:p>
          </table:table-cell>
          <table:table-cell office:value-type="float" office:value="43.7874434275" calcext:value-type="float">
            <text:p>43.7874434275</text:p>
          </table:table-cell>
          <table:table-cell office:value-type="float" office:value="69.7349201079" calcext:value-type="float">
            <text:p>69.7349201079</text:p>
          </table:table-cell>
          <table:table-cell office:value-type="float" office:value="56.8230785673" calcext:value-type="float">
            <text:p>56.8230785673</text:p>
          </table:table-cell>
          <table:table-cell office:value-type="float" office:value="80.7564891753" calcext:value-type="float">
            <text:p>80.7564891753</text:p>
          </table:table-cell>
          <table:table-cell office:value-type="float" office:value="80.0936424005" calcext:value-type="float">
            <text:p>80.0936424005</text:p>
          </table:table-cell>
          <table:table-cell office:value-type="float" office:value="82.589273888" calcext:value-type="float">
            <text:p>82.589273888</text:p>
          </table:table-cell>
          <table:table-cell office:value-type="float" office:value="70.6535188278" calcext:value-type="float">
            <text:p>70.6535188278</text:p>
          </table:table-cell>
          <table:table-cell office:value-type="float" office:value="48.5057851064" calcext:value-type="float">
            <text:p>48.5057851064</text:p>
          </table:table-cell>
          <table:table-cell office:value-type="float" office:value="84.4044910609" calcext:value-type="float">
            <text:p>84.4044910609</text:p>
          </table:table-cell>
          <table:table-cell office:value-type="float" office:value="82.3960396328" calcext:value-type="float">
            <text:p>82.3960396328</text:p>
          </table:table-cell>
          <table:table-cell office:value-type="float" office:value="90" calcext:value-type="float">
            <text:p>90</text:p>
          </table:table-cell>
          <table:table-cell office:value-type="float" office:value="40.5622045894" calcext:value-type="float">
            <text:p>40.5622045894</text:p>
          </table:table-cell>
          <table:table-cell office:value-type="float" office:value="73.2099479433" calcext:value-type="float">
            <text:p>73.2099479433</text:p>
          </table:table-cell>
          <table:table-cell office:value-type="float" office:value="63.6955147621" calcext:value-type="float">
            <text:p>63.6955147621</text:p>
          </table:table-cell>
          <table:table-cell office:value-type="float" office:value="57.8198221411" calcext:value-type="float">
            <text:p>57.8198221411</text:p>
          </table:table-cell>
          <table:table-cell office:value-type="float" office:value="49.4570222954" calcext:value-type="float">
            <text:p>49.4570222954</text:p>
          </table:table-cell>
          <table:table-cell office:value-type="float" office:value="62.0951044202" calcext:value-type="float">
            <text:p>62.0951044202</text:p>
          </table:table-cell>
          <table:table-cell office:value-type="float" office:value="86.7554080472" calcext:value-type="float">
            <text:p>86.7554080472</text:p>
          </table:table-cell>
          <table:table-cell office:value-type="float" office:value="80.6710279361" calcext:value-type="float">
            <text:p>80.6710279361</text:p>
          </table:table-cell>
          <table:table-cell office:value-type="float" office:value="45.987807957" calcext:value-type="float">
            <text:p>45.987807957</text:p>
          </table:table-cell>
          <table:table-cell office:value-type="float" office:value="63.3293984982" calcext:value-type="float">
            <text:p>63.3293984982</text:p>
          </table:table-cell>
          <table:table-cell office:value-type="float" office:value="71.685382149" calcext:value-type="float">
            <text:p>71.685382149</text:p>
          </table:table-cell>
          <table:table-cell office:value-type="float" office:value="49.2968429977" calcext:value-type="float">
            <text:p>49.2968429977</text:p>
          </table:table-cell>
          <table:table-cell office:value-type="float" office:value="53.1344062946" calcext:value-type="float">
            <text:p>53.1344062946</text:p>
          </table:table-cell>
          <table:table-cell office:value-type="float" office:value="63.3833049164" calcext:value-type="float">
            <text:p>63.3833049164</text:p>
          </table:table-cell>
          <table:table-cell office:value-type="float" office:value="68.3240904747" calcext:value-type="float">
            <text:p>68.3240904747</text:p>
          </table:table-cell>
          <table:table-cell office:value-type="float" office:value="64.6881736174" calcext:value-type="float">
            <text:p>64.6881736174</text:p>
          </table:table-cell>
          <table:table-cell office:value-type="float" office:value="56.0886615684" calcext:value-type="float">
            <text:p>56.0886615684</text:p>
          </table:table-cell>
          <table:table-cell office:value-type="float" office:value="67.1684843141" calcext:value-type="float">
            <text:p>67.1684843141</text:p>
          </table:table-cell>
          <table:table-cell office:value-type="float" office:value="42.9944050798" calcext:value-type="float">
            <text:p>42.9944050798</text:p>
          </table:table-cell>
          <table:table-cell office:value-type="float" office:value="45.0060349394" calcext:value-type="float">
            <text:p>45.0060349394</text:p>
          </table:table-cell>
          <table:table-cell office:value-type="float" office:value="83.2967084361" calcext:value-type="float">
            <text:p>83.2967084361</text:p>
          </table:table-cell>
          <table:table-cell office:value-type="float" office:value="80.3850961639" calcext:value-type="float">
            <text:p>80.3850961639</text:p>
          </table:table-cell>
          <table:table-cell office:value-type="float" office:value="77.342621037" calcext:value-type="float">
            <text:p>77.342621037</text:p>
          </table:table-cell>
          <table:table-cell table:formula="of:=AVERAGE([.B2:.AY2])" office:value-type="float" office:value="63.296156107686" calcext:value-type="float">
            <text:p>63.2961561077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# docs q1</text:p>
          </table:table-cell>
          <table:table-cell table:number-columns-repeated="10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# docs q2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ist_length_A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366" calcext:value-type="float">
            <text:p>366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62" calcext:value-type="float">
            <text:p>262</text:p>
          </table:table-cell>
          <table:table-cell office:value-type="float" office:value="504" calcext:value-type="float">
            <text:p>504</text:p>
          </table:table-cell>
          <table:table-cell office:value-type="float" office:value="286" calcext:value-type="float">
            <text:p>286</text:p>
          </table:table-cell>
          <table:table-cell office:value-type="float" office:value="611" calcext:value-type="float">
            <text:p>611</text:p>
          </table:table-cell>
          <table:table-cell office:value-type="float" office:value="392" calcext:value-type="float">
            <text:p>392</text:p>
          </table:table-cell>
          <table:table-cell office:value-type="float" office:value="404" calcext:value-type="float">
            <text:p>404</text:p>
          </table:table-cell>
          <table:table-cell office:value-type="float" office:value="343" calcext:value-type="float">
            <text:p>343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5" calcext:value-type="float">
            <text:p>39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251" calcext:value-type="float">
            <text:p>251</text:p>
          </table:table-cell>
          <table:table-cell office:value-type="float" office:value="139" calcext:value-type="float">
            <text:p>139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295" calcext:value-type="float">
            <text:p>295</text:p>
          </table:table-cell>
          <table:table-cell office:value-type="float" office:value="238" calcext:value-type="float">
            <text:p>238</text:p>
          </table:table-cell>
          <table:table-cell office:value-type="float" office:value="326" calcext:value-type="float">
            <text:p>3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ist_length_B288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  <table:table-cell office:value-type="float" office:value="333" calcext:value-type="float">
            <text:p>333</text:p>
          </table:table-cell>
          <table:table-cell office:value-type="float" office:value="171" calcext:value-type="float">
            <text:p>171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432" calcext:value-type="float">
            <text:p>432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office:value-type="float" office:value="76" calcext:value-type="float">
            <text:p>76</text:p>
          </table:table-cell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349" calcext:value-type="float">
            <text:p>349</text:p>
          </table:table-cell>
          <table:table-cell office:value-type="float" office:value="120" calcext:value-type="float">
            <text:p>120</text:p>
          </table:table-cell>
          <table:table-cell office:value-type="float" office:value="317" calcext:value-type="float">
            <text:p>31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1T02:47:50.523939900</dc:date>
    <meta:document-statistic meta:table-count="1" meta:cell-count="306" meta:object-count="0"/>
    <meta:generator>LibreOffice/4.2.7.2$Linux_X86_64 LibreOffice_project/420m0$Build-2</meta:generator>
  </office:meta>
</office:document-meta>
</file>